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zona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anta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timore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ffalo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ncinnati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nver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troit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uston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dianapolis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nsas City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ami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nnesota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 Orleans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Y Giants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Jets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ttsburgh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Diego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Francisco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attl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 Louis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mpa Bay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shington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